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font-name="DejaVu Sans Condensed" fo:font-size="12pt" officeooo:rsid="00360c47" officeooo:paragraph-rsid="00335e4f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style="normal" fo:font-weight="bold" officeooo:rsid="00335e4f" officeooo:paragraph-rsid="004ed4c3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6fd109" officeooo:paragraph-rsid="006fd109" style:font-size-asian="12pt" style:font-weight-asian="normal" style:font-size-complex="12pt" style:font-weight-complex="normal"/>
    </style:style>
    <style:style style:name="P4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553953" style:font-weight-asian="bold" style:font-weight-complex="bold"/>
    </style:style>
    <style:style style:name="P5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553953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553953"/>
    </style:style>
    <style:style style:name="P7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style="normal" fo:font-weight="normal" officeooo:rsid="005802bf" officeooo:paragraph-rsid="004b9969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0c22" officeooo:paragraph-rsid="00560c22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0c22" officeooo:paragraph-rsid="006f24ea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0c22" officeooo:paragraph-rsid="006d6404" style:font-size-asian="12pt" style:font-weight-asian="normal" style:font-size-complex="12pt" style:font-weight-complex="normal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0c22" officeooo:paragraph-rsid="006fd109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60c22" officeooo:paragraph-rsid="0074fd94" style:font-size-asian="12pt" style:font-weight-asian="normal" style:font-size-complex="12pt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98498" officeooo:paragraph-rsid="0059849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9c06" officeooo:paragraph-rsid="006a89b8" style:font-size-asian="12pt" style:font-weight-asian="normal" style:font-size-complex="12pt" style:font-weight-complex="normal"/>
    </style:style>
    <style:style style:name="P15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79c06" officeooo:paragraph-rsid="00579c06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paragraph-properties fo:text-align="start" style:justify-single-word="false"/>
      <style:text-properties style:font-name="DejaVu Sans Condensed" fo:font-size="12pt" fo:font-weight="normal" officeooo:rsid="006a89b8" officeooo:paragraph-rsid="006a89b8" style:font-size-asian="12pt" style:font-weight-asian="normal" style:font-size-complex="12pt" style:font-weight-complex="normal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ead6b" officeooo:paragraph-rsid="005ead6b" style:font-size-asian="12pt" style:font-weight-asian="normal" style:font-size-complex="1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c73be" officeooo:paragraph-rsid="005c73be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5c73be" officeooo:paragraph-rsid="0074fd94" style:font-size-asian="12pt" style:font-weight-asian="normal" style:font-size-complex="12pt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fc10c" officeooo:paragraph-rsid="006fc10c" style:font-size-asian="12pt" style:font-weight-asian="normal" style:font-size-complex="12pt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6fd109" officeooo:paragraph-rsid="006fd109" style:font-size-asian="12pt" style:font-weight-asian="normal" style:font-size-complex="12pt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ce9c2" officeooo:paragraph-rsid="005ce9c2" style:font-size-asian="12pt" style:font-weight-asian="normal" style:font-size-complex="12pt" style:font-weight-complex="normal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fa1dc" officeooo:paragraph-rsid="007181e7" style:font-size-asian="12pt" style:font-weight-asian="normal" style:font-size-complex="12pt" style:font-weight-complex="normal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5fa1dc" officeooo:paragraph-rsid="0074fd94" style:font-size-asian="12pt" style:font-weight-asian="normal" style:font-size-complex="12pt" style:font-weight-complex="normal"/>
    </style:style>
    <style:style style:name="P25" style:family="paragraph" style:parent-style-name="Standard" style:list-style-name="L4">
      <style:paragraph-properties fo:text-align="start" style:justify-single-word="false"/>
      <style:text-properties style:font-name="DejaVu Sans Condensed" fo:font-size="12pt" fo:font-weight="normal" officeooo:rsid="0074fd94" officeooo:paragraph-rsid="0074fd94" style:font-size-asian="12pt" style:font-weight-asian="normal" style:font-size-complex="12pt" style:font-weight-complex="normal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560c22" officeooo:paragraph-rsid="00560c22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bold" officeooo:rsid="007181e7" officeooo:paragraph-rsid="007181e7" style:font-size-asian="12pt" style:font-weight-asian="bold" style:font-size-complex="12pt" style:font-weight-complex="bold"/>
    </style:style>
    <style:style style:name="T1" style:family="text">
      <style:text-properties style:font-name="DejaVu Sans Condensed" fo:font-size="12pt" fo:font-weight="bold" officeooo:rsid="004b1ed4" style:font-size-asian="12pt" style:font-weight-asian="bold" style:font-size-complex="12pt" style:font-weight-complex="bold"/>
    </style:style>
    <style:style style:name="T2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" style:family="text">
      <style:text-properties style:font-name="DejaVu Sans Condensed" fo:font-size="12pt" fo:font-weight="bold" officeooo:rsid="0038be2a" style:font-size-asian="12pt" style:font-weight-asian="bold" style:font-size-complex="12pt" style:font-weight-complex="bold"/>
    </style:style>
    <style:style style:name="T4" style:family="text">
      <style:text-properties style:font-name="DejaVu Sans Condensed" fo:font-size="12pt" fo:font-weight="bold" officeooo:rsid="004ed4c3" style:font-size-asian="12pt" style:font-weight-asian="bold" style:font-size-complex="12pt" style:font-weight-complex="bold"/>
    </style:style>
    <style:style style:name="T5" style:family="text">
      <style:text-properties style:font-name="DejaVu Sans Condensed" fo:font-size="12pt" fo:font-weight="bold" officeooo:rsid="0053db7c" style:font-size-asian="12pt" style:font-weight-asian="bold" style:font-size-complex="12pt" style:font-weight-complex="bold"/>
    </style:style>
    <style:style style:name="T6" style:family="text">
      <style:text-properties style:font-name="DejaVu Sans Condensed" fo:font-size="12pt" fo:font-weight="bold" officeooo:rsid="0061929a" style:font-size-asian="12pt" style:font-weight-asian="bold" style:font-size-complex="12pt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officeooo:rsid="0062e25f" style:font-weight-asian="normal" style:font-weight-complex="normal"/>
    </style:style>
    <style:style style:name="T9" style:family="text">
      <style:text-properties officeooo:rsid="0035db3e"/>
    </style:style>
    <style:style style:name="T10" style:family="text">
      <style:text-properties officeooo:rsid="00579c06"/>
    </style:style>
    <style:style style:name="T11" style:family="text">
      <style:text-properties officeooo:rsid="005a0c44"/>
    </style:style>
    <style:style style:name="T12" style:family="text">
      <style:text-properties officeooo:rsid="005c2a93"/>
    </style:style>
    <style:style style:name="T13" style:family="text">
      <style:text-properties officeooo:rsid="005ead6b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5b09ae" style:font-weight-asian="bold" style:font-weight-complex="bold"/>
    </style:style>
    <style:style style:name="T16" style:family="text">
      <style:text-properties fo:font-weight="bold" officeooo:rsid="00360c47" style:font-weight-asian="bold" style:font-weight-complex="bold"/>
    </style:style>
    <style:style style:name="T17" style:family="text">
      <style:text-properties fo:font-weight="bold" officeooo:rsid="005ead6b" style:font-weight-asian="bold" style:font-weight-complex="bold"/>
    </style:style>
    <style:style style:name="T18" style:family="text">
      <style:text-properties fo:font-weight="bold" officeooo:rsid="0060e8f0" style:font-weight-asian="bold" style:font-weight-complex="bold"/>
    </style:style>
    <style:style style:name="T19" style:family="text">
      <style:text-properties fo:font-weight="bold" officeooo:rsid="005c73be" style:font-weight-asian="bold" style:font-weight-complex="bold"/>
    </style:style>
    <style:style style:name="T20" style:family="text">
      <style:text-properties fo:font-weight="bold" officeooo:rsid="00635dde" style:font-weight-asian="bold" style:font-weight-complex="bold"/>
    </style:style>
    <style:style style:name="T21" style:family="text">
      <style:text-properties fo:font-weight="bold" officeooo:rsid="00636444" style:font-weight-asian="bold" style:font-weight-complex="bold"/>
    </style:style>
    <style:style style:name="T22" style:family="text">
      <style:text-properties fo:font-weight="bold" officeooo:rsid="0074fd94" style:font-weight-asian="bold" style:font-weight-complex="bold"/>
    </style:style>
    <style:style style:name="T23" style:family="text">
      <style:text-properties officeooo:rsid="00635dde"/>
    </style:style>
    <style:style style:name="T24" style:family="text">
      <style:text-properties officeooo:rsid="0060e8f0"/>
    </style:style>
    <style:style style:name="T25" style:family="text">
      <style:text-properties officeooo:rsid="00636444"/>
    </style:style>
    <style:style style:name="T26" style:family="text">
      <style:text-properties officeooo:rsid="00655992"/>
    </style:style>
    <style:style style:name="T27" style:family="text">
      <style:text-properties officeooo:rsid="00560c22"/>
    </style:style>
    <style:style style:name="T28" style:family="text">
      <style:text-properties fo:font-style="italic" style:font-style-asian="italic" style:font-style-complex="italic"/>
    </style:style>
    <style:style style:name="T29" style:family="text">
      <style:text-properties officeooo:rsid="007393d2"/>
    </style:style>
    <style:style style:name="T30" style:family="text">
      <style:text-properties officeooo:rsid="0074fd94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 fo:text-align="center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4">1<text:span text:style-name="T9">xx</text:span> - Controls</text:p>
          </table:table-cell>
          <table:table-cell table:style-name="Table1.B1" office:value-type="string">
            <text:p text:style-name="P5">2xx - Ground</text:p>
          </table:table-cell>
          <table:table-cell table:style-name="Table1.A1" office:value-type="string">
            <text:p text:style-name="P5">3xx - Flight</text:p>
          </table:table-cell>
          <table:table-cell table:style-name="Table1.D1" office:value-type="string">
            <text:p text:style-name="P5">4xx - A2A</text:p>
          </table:table-cell>
          <table:table-cell table:style-name="Table1.D1" office:value-type="string">
            <text:p text:style-name="P5">5xx - A2G</text:p>
          </table:table-cell>
          <table:table-cell table:style-name="Table1.F1" office:value-type="string">
            <text:p text:style-name="P5">6xx - Misc</text:p>
          </table:table-cell>
        </table:table-row>
      </table:table>
      <text:p text:style-name="P6"><text:span text:style-name="T1">2</text:span><text:span text:style-name="T4">0</text:span><text:span text:style-name="T1">1</text:span><text:span text:style-name="T2"> -</text:span><text:span text:style-name="T5"> Ground -</text:span><text:span text:style-name="T2"> </text:span><text:span text:style-name="T6">Manual </text:span><text:span text:style-name="T3">Cold Start</text:span></text:p>
      <text:p text:style-name="P7"/>
      <text:p text:style-name="P2"><text:span text:style-name="T26">Manual </text:span>Cold Start <text:span text:style-name="T26">and Preflight </text:span>Checklist<text:span text:style-name="T10"> -- WIP, needs verification and optimization</text:span></text:p>
      <text:list xml:id="list907714114" text:style-name="L1">
        <text:list-item>
          <text:p text:style-name="P8"><text:span text:style-name="T16">L</text:span> and <text:span text:style-name="T14">R GEN switches</text:span> ... <text:span text:style-name="T14">ON</text:span> (right console forward inboard)</text:p>
        </text:list-item>
        <text:list-item>
          <text:p text:style-name="P8"><text:span text:style-name="T14">L</text:span> and <text:span text:style-name="T14">R ENG CONTR switches</text:span> ... <text:span text:style-name="T14">ON</text:span> (right console forward middle)</text:p>
        </text:list-item>
        <text:list-item>
          <text:p text:style-name="P8"><text:span text:style-name="T14">L</text:span> and <text:span text:style-name="T14">R ENG MASTER switches</text:span> ... <text:span text:style-name="T14">ON</text:span> (right console forward, black guarded switches)</text:p>
        </text:list-item>
        <text:list-item>
          <text:p text:style-name="P8"><text:span text:style-name="T14">STARTER switch</text:span> ... <text:span text:style-name="T14">ON</text:span> (right console forward)</text:p>
        </text:list-item>
        <text:list-item>
          <text:p text:style-name="P8"><text:span text:style-name="T14">AIR COND switch</text:span> ... <text:span text:style-name="T14">AUTO</text:span> (right console forward outboard)</text:p>
        </text:list-item>
        <text:list-item>
          <text:p text:style-name="P8"><text:span text:style-name="T14">L</text:span> and <text:span text:style-name="T14">R INLET switches</text:span> ... <text:span text:style-name="T14">AUTO</text:span> (left console forward outboard)</text:p>
        </text:list-item>
        <text:list-item>
          <text:p text:style-name="P8"><text:span text:style-name="T14">JET FUEL STARTER handle</text:span> ... <text:span text:style-name="T14">Pull</text:span> (left click) (right lower instrument panel)</text:p>
        </text:list-item>
        <text:list-item>
          <text:p text:style-name="P13">When <text:span text:style-name="T14">READY</text:span> light by <text:span text:style-name="T14">STARTER</text:span> switch turns <text:span text:style-name="T14">on</text:span> (green)<text:span text:style-name="T11"> (about 5 seconds)</text:span>, proceed.</text:p>
        </text:list-item>
        <text:list-item>
          <text:p text:style-name="P26">Start right engine:</text:p>
          <text:list>
            <text:list-item>
              <text:p text:style-name="P8">On right engine throttle, <text:span text:style-name="T14">raise fingerlift</text:span> to begin spooling.</text:p>
            </text:list-item>
            <text:list-item>
              <text:p text:style-name="P8">Watch engine monitor. <text:s/>When <text:span text:style-name="T14">RPM</text:span> reaches <text:span text:style-name="T14">26%</text:span>, move right engine throttle to <text:span text:style-name="T14">IDLE</text:span>.</text:p>
            </text:list-item>
            <text:list-item>
              <text:p text:style-name="P8">Wait for engine to spool up to <text:span text:style-name="T14">72%</text:span>.</text:p>
            </text:list-item>
          </text:list>
        </text:list-item>
        <text:list-item>
          <text:p text:style-name="P9"><text:span text:style-name="T14">UFC brightness</text:span> ... <text:span text:style-name="T14">As desired</text:span> (knob on UFC)</text:p>
        </text:list-item>
        <text:list-item>
          <text:p text:style-name="P8"><text:span text:style-name="T14">Radios</text:span> ... <text:span text:style-name="T14">ON</text:span> (press and release volume knobs) (UFC)</text:p>
        </text:list-item>
        <text:list-item>
          <text:p text:style-name="P26">Start left engine:</text:p>
          <text:list>
            <text:list-item>
              <text:p text:style-name="P8">On left engine throttle, <text:span text:style-name="T14">raise fingerlift</text:span> to begin spooling.</text:p>
            </text:list-item>
            <text:list-item>
              <text:p text:style-name="P8">Watch engine monitor. <text:s/>When <text:span text:style-name="T14">RPM</text:span> reaches <text:span text:style-name="T14">26%</text:span>, move left engine throttle to <text:span text:style-name="T14">IDLE</text:span>.</text:p>
            </text:list-item>
            <text:list-item>
              <text:p text:style-name="P8">Wait for engine to spool up to <text:span text:style-name="T14">72%</text:span>.</text:p>
            </text:list-item>
          </text:list>
        </text:list-item>
        <text:list-item>
          <text:p text:style-name="P10"><text:span text:style-name="T14">Canopy</text:span> ... <text:span text:style-name="T14">Close and seal</text:span> (lever on right canopy rail)</text:p>
        </text:list-item>
        <text:list-item>
          <text:p text:style-name="P14"><text:span text:style-name="T14">BRAKEHOLD switch</text:span> ... <text:span text:style-name="T15">ON</text:span> (right lower instrument panel)</text:p>
        </text:list-item>
      </text:list>
      <text:list text:style-name="L2">
        <text:list-item>
          <text:list>
            <text:list-item>
              <text:p text:style-name="P16">BRAKEHOLD must be on for INS alignment.</text:p>
            </text:list-item>
          </text:list>
        </text:list-item>
      </text:list>
      <text:list xml:id="list83931600416849" text:continue-list="list907714114" text:style-name="L1">
        <text:list-item>
          <text:p text:style-name="P12"><text:span text:style-name="T14">INS knob</text:span> ... <text:span text:style-name="T18">STORE</text:span><text:span text:style-name="T24"> for stored heading (1 min), or </text:span><text:span text:style-name="T14">GC</text:span><text:span text:style-name="T19"> </text:span><text:span text:style-name="T14">ALIGN</text:span><text:span text:style-name="T12"> for full</text:span><text:span text:style-name="T24"> alignment</text:span><text:span text:style-name="T25"> (4 mins)</text:span></text:p>
        </text:list-item>
      </text:list>
      <text:list xml:id="list747961380" text:style-name="L4">
        <text:list-item>
          <text:list>
            <text:list-item>
              <text:p text:style-name="P19">Alignment progress is shown on bottom right of HUD.</text:p>
            </text:list-item>
            <text:list-item>
              <text:p text:style-name="P19"><text:span text:style-name="T24">For stored heading, will show</text:span> <text:span text:style-name="T18">S</text:span><text:span text:style-name="T21">H</text:span><text:span text:style-name="T18"> NO TAXI</text:span><text:span text:style-name="T24">, then </text:span><text:span text:style-name="T18">S</text:span><text:span text:style-name="T21">H</text:span><text:span text:style-name="T18"> OK</text:span><text:span text:style-name="T24">.</text:span></text:p>
            </text:list-item>
            <text:list-item>
              <text:p text:style-name="P19"><text:span text:style-name="T24">For full alignment, will show </text:span><text:span text:style-name="T14">GC NO TAXI</text:span>, then <text:span text:style-name="T14">GC nn.n</text:span>, where <text:span text:style-name="T14">nn.n</text:span> is the current accuracy. <text:s/>As accuracy improves (number gets smaller), will eventually go to <text:span text:style-name="T14">GC OK</text:span>.</text:p>
            </text:list-item>
            <text:list-item>
              <text:p text:style-name="P25"><text:span text:style-name="T14">IMPORTANT:</text:span> Do not rearm or move the controls (especially rudder/NWS) while aligning.</text:p>
            </text:list-item>
            <text:list-item>
              <text:p text:style-name="P25">Once its says <text:span text:style-name="T14">SH OK</text:span> or <text:span text:style-name="T14">GC OK</text:span>, set <text:span text:style-name="T14">INS knob</text:span> to <text:span text:style-name="T14">NAV</text:span>.</text:p>
            </text:list-item>
          </text:list>
        </text:list-item>
      </text:list>
      <text:list xml:id="list83931563186894" text:continue-list="list83931600416849" text:style-name="L1">
        <text:list-item>
          <text:p text:style-name="P12">On <text:span text:style-name="T14">PP-EGI</text:span> page on <text:span text:style-name="T14">UFC</text:span> (showing by default), check lat/long against the initial position shown in kneeboard.</text:p>
        </text:list-item>
        <text:list-item>
          <text:p text:style-name="P8"><text:span text:style-name="T14">BINGO fuel</text:span> ... <text:span text:style-name="T14">As desired</text:span> (4000 lbs is a good default) (right lower instrument panel, knob on fuel gauge)</text:p>
        </text:list-item>
        <text:list-item>
          <text:p text:style-name="P8"><text:span text:style-name="T14">OXYGEN supply switch</text:span> ... <text:span text:style-name="T14">ON</text:span> (right console forward)</text:p>
        </text:list-item>
        <text:list-item>
          <text:p text:style-name="P8"><text:span text:style-name="T14">MFDs</text:span> ... <text:span text:style-name="T14">ON</text:span> (click the rocker switch on each MFD)</text:p>
        </text:list-item>
        <text:list-item>
          <text:p text:style-name="P8"><text:span text:style-name="T14">HUD</text:span> ... <text:span text:style-name="T14">ON</text:span> and brightness as desired (knob on UFC)</text:p>
        </text:list-item>
        <text:list-item>
          <text:p text:style-name="P8"><text:span text:style-name="T14">TF RDR switch</text:span> ... <text:span text:style-name="T14">STBY</text:span> (left console middle, behind throttle)</text:p>
        </text:list-item>
        <text:list-item>
          <text:p text:style-name="P8"><text:span text:style-name="T14">RDR ALT switch</text:span> ... <text:span text:style-name="T14">ON</text:span> (left console middle, behind throttle)</text:p>
        </text:list-item>
        <text:list-item>
          <text:p text:style-name="P8"><text:span text:style-name="T14">RADAR switch</text:span> ... <text:span text:style-name="T14">ON</text:span> <text:span text:style-name="T23">(radar will stay off while weight-on-wheels) </text:span>(left console middle, behind throttle)</text:p>
        </text:list-item>
        <text:list-item>
          <text:p text:style-name="P8"><text:span text:style-name="T14">NAV FLIR switch</text:span> ... <text:span text:style-name="T17">ON</text:span> <text:span text:style-name="T13">(turns on NAV FLIR for use in both MFD and HUD) </text:span>(left console middle, behind throttle)</text:p>
        </text:list-item>
        <text:list-item>
          <text:p text:style-name="P17"><text:span text:style-name="T14">NAV FLIR GAIN/BRIGHTNESS knob</text:span> ... <text:span text:style-name="T14">As desired</text:span> (left console middle)<text:span text:style-name="T30"> (only affects HUD repeater)</text:span></text:p>
        </text:list-item>
        <text:list-item>
          <text:p text:style-name="P8"><text:span text:style-name="T14">JTIDS knob</text:span> ... <text:span text:style-name="T14">NORM</text:span> (left console middle, behind throttle)</text:p>
        </text:list-item>
        <text:list-item>
          <text:p text:style-name="P8"><text:span text:style-name="T14">CAS YAW</text:span>, <text:span text:style-name="T14">ROLL</text:span>, and <text:span text:style-name="T14">PITCH switches</text:span> ... <text:span text:style-name="T14">ON</text:span> (left console forward inboard)</text:p>
        </text:list-item>
        <text:list-item>
          <text:p text:style-name="P8"><text:span text:style-name="T14">SAI</text:span> (Standby Attitude Indicator) ... <text:span text:style-name="T14">Uncage</text:span> and center (left lower instrument panel)</text:p>
        </text:list-item>
        <text:list-item>
          <text:p text:style-name="P8"><text:span text:style-name="T14">Backup altimeter</text:span> ... <text:span text:style-name="T14">Set</text:span> to match <text:span text:style-name="T14">QNH</text:span> (current altitude above sea level)</text:p>
        </text:list-item>
        <text:list-item>
          <text:p text:style-name="P24"><text:span text:style-name="T14">Ejection seat</text:span> ... <text:span text:style-name="T14">ARM</text:span> (lever on left forward base of seat)</text:p>
        </text:list-item>
        <text:list-item>
          <text:p text:style-name="P27">Set up back seat:</text:p>
        </text:list-item>
      </text:list>
      <text:p text:style-name="P3"><text:span text:style-name="T14"><text:tab/></text:span><text:span text:style-name="T28">MFDs and backup instruments:</text:span></text:p>
      <text:list xml:id="list83931186666778" text:continue-numbering="true" text:style-name="L1">
        <text:list-item>
          <text:list>
            <text:list-item>
              <text:p text:style-name="P8"><text:span text:style-name="T14">All MFDs</text:span> ... <text:span text:style-name="T14">ON</text:span></text:p>
            </text:list-item>
            <text:list-item>
              <text:p text:style-name="P11"><text:span text:style-name="T14">SAI</text:span> (Standby Attitude Indicator) ... <text:span text:style-name="T14">Uncage</text:span> and center (left lower instrument panel)</text:p>
            </text:list-item>
            <text:list-item>
              <text:p text:style-name="P11"><text:span text:style-name="T14">Backup altimeter</text:span> ... <text:span text:style-name="T14">Set to match QNH</text:span> (current altitude above sea level)</text:p>
            </text:list-item>
          </text:list>
        </text:list-item>
      </text:list>
      <text:p text:style-name="P3"><text:span text:style-name="T14"><text:tab/></text:span><text:span text:style-name="T28">Left console:</text:span></text:p>
      <text:list xml:id="list83930750421887" text:continue-numbering="true" text:style-name="L1">
        <text:list-item>
          <text:list>
            <text:list-item>
              <text:p text:style-name="P8"><text:span text:style-name="T14">TGT FLIR switch</text:span> ... <text:span text:style-name="T14">STBY</text:span> (left console middle)</text:p>
            </text:list-item>
            <text:list-item>
              <text:p text:style-name="P20"><text:span text:style-name="T14">LASER switch</text:span> ... <text:span text:style-name="T14">ARM </text:span>(<text:span text:style-name="T27">left console middle)</text:span></text:p>
            </text:list-item>
            <text:list-item>
              <text:p text:style-name="P21"><text:span text:style-name="T14">RWR/ICS switch</text:span> ... <text:span text:style-name="T14">COMBAT</text:span><text:span text:style-name="T30"> (left console)</text:span></text:p>
            </text:list-item>
            <text:list-item>
              <text:p text:style-name="P21"><text:span text:style-name="T14">ICS switch</text:span> ... <text:span text:style-name="T14">AUTO</text:span> or <text:span text:style-name="T14">MAN</text:span> (both do the same thing??)<text:span text:style-name="T30"> (left console)</text:span></text:p>
            </text:list-item>
          </text:list>
        </text:list-item>
      </text:list>
      <text:p text:style-name="P3"><text:span text:style-name="T14"><text:tab/></text:span><text:span text:style-name="T28">Right console:</text:span></text:p>
      <text:list xml:id="list83932079240691" text:continue-numbering="true" text:style-name="L1">
        <text:list-item>
          <text:list>
            <text:list-item>
              <text:p text:style-name="P8"><text:span text:style-name="T14">OXYGEN supply switch</text:span> ... <text:span text:style-name="T14">ON</text:span> (right console forward, in front of right hand controller)</text:p>
            </text:list-item>
            <text:list-item>
              <text:p text:style-name="P21"><text:span text:style-name="T14">ICS switch</text:span> ... <text:span text:style-name="T14">ON</text:span><text:span text:style-name="T30"> (right console middle)</text:span></text:p>
            </text:list-item>
            <text:list-item>
              <text:p text:style-name="P18"><text:span text:style-name="T14">RWR switch</text:span> ... <text:span text:style-name="T14">ON</text:span> (right console middle)</text:p>
            </text:list-item>
            <text:list-item>
              <text:p text:style-name="P18"><text:span text:style-name="T14">EWWS switch</text:span> ... <text:span text:style-name="T14">ON</text:span> (right console middle)</text:p>
            </text:list-item>
            <text:list-item>
              <text:p text:style-name="P22"><text:span text:style-name="T14">CMD MODE knob</text:span> ... <text:span text:style-name="T14">MAN ONLY</text:span>?? (right console middle)</text:p>
            </text:list-item>
            <text:list-item>
              <text:p text:style-name="P23"><text:span text:style-name="T14">Ejection seat</text:span> ... <text:span text:style-name="T14">ARM</text:span> (lever on left forward base of seat)</text:p>
            </text:list-item>
          </text:list>
        </text:list-item>
        <text:list-item>
          <text:p text:style-name="P12">When HUD says <text:span text:style-name="T20">SH OK</text:span><text:span text:style-name="T23"> or </text:span><text:span text:style-name="T14">GC OK</text:span> in lower right, INS is aligned<text:span text:style-name="T29">: </text:span><text:span text:style-name="T14">INS knob</text:span> ... <text:span text:style-name="T14">NAV</text:span></text:p>
        </text:list-item>
        <text:list-item>
          <text:p text:style-name="P15"><text:span text:style-name="T14">BRAKEHOLD</text:span> switch ... <text:span text:style-name="T14">OFF</text:span> (right lower instrument panel)</text:p>
        </text:list-item>
      </text:list>
      <text:p text:style-name="P1"><text:span text:style-name="T7">Proceed with </text:span><text:span text:style-name="T8">General Preflight checklist on other page..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weight="normal" style:font-weight-asian="normal" style:font-weight-complex="norma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6-27T08:39:29.602000000</dc:date>
    <meta:editing-duration>P1DT4H41M55S</meta:editing-duration>
    <meta:editing-cycles>95</meta:editing-cycles>
    <meta:generator>LibreOffice/7.5.2.2$Windows_X86_64 LibreOffice_project/53bb9681a964705cf672590721dbc85eb4d0c3a2</meta:generator>
    <meta:document-statistic meta:table-count="1" meta:image-count="0" meta:object-count="0" meta:page-count="1" meta:paragraph-count="70" meta:word-count="736" meta:character-count="4043" meta:non-whitespace-character-count="3429"/>
  </office:meta>
</office:document-meta>
</file>